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Wingdings" svg:font-family="Wingdings, Wingdings" style:font-family-generic="swiss"/>
    <style:font-face style:name="Amiri" svg:font-family="Ami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5.94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Wingding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1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6.30000019073486pt"/>
    </style:style>
    <style:style style:name="T2" style:family="text">
      <style:text-properties fo:color="#000000" style:text-line-through-style="none" style:font-name="Courier New" fo:font-size="11pt" style:text-underline-style="none" style:font-name-asian="Courier New" style:font-size-asian="11pt" style:font-name-complex="Courier New" style:font-size-complex="6.30000019073486pt"/>
    </style:style>
    <style:style style:name="T3" style:family="text">
      <style:text-properties fo:color="#000000" style:text-line-through-style="none" style:font-name="Wingdings" fo:font-size="11pt" style:text-underline-style="none" style:font-name-asian="Wingdings" style:font-size-asian="11pt" style:font-name-complex="Wingdings" style:font-size-complex="6.30000019073486pt"/>
    </style:style>
    <style:style style:name="T4" style:family="text">
      <style:text-properties fo:color="#000000" style:text-line-through-style="none" style:font-name="Calibri" fo:font-size="7pt" style:text-underline-style="none" style:font-name-asian="Calibri" style:font-size-asian="7pt" style:font-name-complex="Calibri" style:font-size-complex="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language="la" fo:country="VA"/>
    </style:style>
  </office:automatic-styles>
  <office:body>
    <office:spreadsheet>
      <table:table table:name="Feuille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row table:style-name="ro1">
          <table:table-cell table:style-name="ce1" office:value-type="string">
            <text:p>Exercice 3. Les courses de chevaux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Un parieur assidu des champs de courses et des bases de données, voudrait mémoriser, dans une base de données relationnelle, les courses de chevaux, les paris qu'il a faits et les résultats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Plus précisément, il veut enregistrer les informations suivantes pour chaque course :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e nom et la date (ex : Prix d'Amérique, 21-07-92)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e numéro, le nom chevaux partants 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>
            <text:p><text:span text:style-name="T1">- Ses paris, avec pour chacun : </text:span><text:span text:style-name="T2">o Le type de pari (couplé, tiercé, quarté, quinté...). </text:span><text:span text:style-name="T3">▪ </text:span><text:span text:style-name="T1">Couplé = Pari sur 2 chevaux (1</text:span><text:span text:style-name="T4">er </text:span><text:span text:style-name="T1">et 2</text:span><text:span text:style-name="T4">nd</text:span><text:span text:style-name="T1">) </text:span>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>
            <text:p><text:span text:style-name="T3">▪ </text:span><text:span text:style-name="T1">Tiercé = Pari sur 3 chevaux (1</text:span><text:span text:style-name="T4">er</text:span><text:span text:style-name="T1">, 2</text:span><text:span text:style-name="T4">ème </text:span><text:span text:style-name="T1">et 3</text:span><text:span text:style-name="T4">ème</text:span><text:span text:style-name="T1">) </text:span></text:p>
          </table:table-cell>
          <table:table-cell table:style-name="Default" table:number-columns-repeated="5"/>
        </table:table-row>
        <table:table-row table:style-name="ro3">
          <table:table-cell table:style-name="ce4" office:value-type="string">
            <text:p><text:span text:style-name="T5">▪ <text:s text:c="3"/></text:span>etc … </text:p>
          </table:table-cell>
          <table:table-cell table:style-name="Default" table:number-columns-repeated="5"/>
        </table:table-row>
        <table:table-row table:style-name="ro2">
          <table:table-cell table:style-name="ce5"/>
          <table:table-cell table:style-name="Default" table:number-columns-repeated="5"/>
        </table:table-row>
        <table:table-row table:style-name="ro3">
          <table:table-cell table:style-name="ce6" office:value-type="string">
            <text:p><text:span text:style-name="T2">o </text:span><text:span text:style-name="T1">La somme jouée et les numéros de chevaux dans l'ordre du pari. </text:span></text:p>
          </table:table-cell>
          <table:table-cell table:style-name="Default" table:number-columns-repeated="5"/>
        </table:table-row>
        <table:table-row table:style-name="ro2" table:number-rows-repeated="2">
          <table:table-cell table:style-name="ce2"/>
          <table:table-cell table:style-name="Default" table:number-columns-repeated="5"/>
        </table:table-row>
        <table:table-row table:style-name="ro2">
          <table:table-cell table:style-name="ce2" office:value-type="string">
            <text:p>Une fois la course jouée, on enregistre aussi :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e résultat : l'ordre d'arrivée des chevaux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e gain total du parieur pour la course (couplé = somme jouée x 2, tiercé = somme jouée * 3, etc…). </text:p>
          </table:table-cell>
          <table:table-cell table:style-name="Default" table:number-columns-repeated="5"/>
        </table:table-row>
        <table:table-row table:style-name="ro2">
          <table:table-cell table:style-name="ce2"/>
          <table:table-cell table:style-name="Default" table:number-columns-repeated="5"/>
        </table:table-row>
        <table:table-row table:style-name="ro2">
          <table:table-cell table:style-name="ce2" office:value-type="string">
            <text:p>Les noms de chevaux sont uniques et les noms de courses sont uniques (à un instant donné). </text:p>
          </table:table-cell>
          <table:table-cell table:style-name="Default" table:number-columns-repeated="5"/>
        </table:table-row>
        <table:table-row table:style-name="ro4" table:number-rows-repeated="5">
          <table:table-cell table:style-name="Default" table:number-columns-repeated="6"/>
        </table:table-row>
        <table:table-row table:style-name="ro4">
          <table:table-cell table:style-name="ce7"/>
          <table:table-cell table:style-name="ce7" office:value-type="string">
            <text:p>Mnémonique</text:p>
          </table:table-cell>
          <table:table-cell table:style-name="ce7" office:value-type="string">
            <text:p>Signification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Longueur</text:p>
          </table:table-cell>
          <table:table-cell table:style-name="ce7" office:value-type="string">
            <text:p>Contrainte</text:p>
          </table:table-cell>
        </table:table-row>
        <table:table-row table:style-name="ro4">
          <table:table-cell office:value-type="string">
            <text:p>Courses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id_course</text:p>
          </table:table-cell>
          <table:table-cell office:value-type="string">
            <text:p>identifiant de la course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auto-incrémenté</text:p>
          </table:table-cell>
        </table:table-row>
        <table:table-row table:style-name="ro4">
          <table:table-cell/>
          <table:table-cell office:value-type="string">
            <text:p>nom_course</text:p>
          </table:table-cell>
          <table:table-cell office:value-type="string">
            <text:p>nom de la course</text:p>
          </table:table-cell>
          <table:table-cell office:value-type="string">
            <text:p>alphanumérique</text:p>
          </table:table-cell>
          <table:table-cell office:value-type="float" office:value="100">
            <text:p>100</text:p>
          </table:table-cell>
          <table:table-cell office:value-type="string">
            <text:p>obligatoire unique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/>
          <table:table-cell office:value-type="string">
            <text:p>date_heure_course</text:p>
          </table:table-cell>
          <table:table-cell office:value-type="string">
            <text:p>date de la course</text:p>
          </table:table-cell>
          <table:table-cell office:value-type="string">
            <text:p>date et heure</text:p>
          </table:table-cell>
          <table:table-cell/>
          <table:table-cell office:value-type="string">
            <text:p>obligatoire 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>
            <text:p>est_partant</text:p>
          </table:table-cell>
          <table:table-cell office:value-type="string">
            <text:p>Est ce que le cheval est partant ?</text:p>
          </table:table-cell>
          <table:table-cell office:value-type="string">
            <text:p>booléenne</text:p>
          </table:table-cell>
          <table:table-cell/>
          <table:table-cell office:value-type="string">
            <text:p>obligatoire, vrai ou faux, défaut faux</text:p>
          </table:table-cell>
        </table:table-row>
        <table:table-row table:style-name="ro4">
          <table:table-cell table:number-columns-repeated="6"/>
        </table:table-row>
        <table:table-row table:style-name="ro5">
          <table:table-cell/>
          <table:table-cell office:value-type="string">
            <text:p><text:span text:style-name="T6">numero</text:span>_arriver</text:p>
          </table:table-cell>
          <table:table-cell office:value-type="string">
            <text:p>numéro d'arrivée du cheval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obligatoire </text:p>
          </table:table-cell>
        </table:table-row>
        <table:table-row table:style-name="ro4">
          <table:table-cell table:number-columns-repeated="6"/>
        </table:table-row>
        <table:table-row table:style-name="ro5">
          <table:table-cell/>
          <table:table-cell office:value-type="string">
            <text:p>numero_cheval_attribue</text:p>
          </table:table-cell>
          <table:table-cell office:value-type="string">
            <text:p>numéro attribué au cheval partant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obligatoire 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>
            <text:p>est_parier</text:p>
          </table:table-cell>
          <table:table-cell office:value-type="string">
            <text:p>Est-ce que le cheval a été parié ?</text:p>
          </table:table-cell>
          <table:table-cell office:value-type="string">
            <text:p>booléenne</text:p>
          </table:table-cell>
          <table:table-cell/>
          <table:table-cell office:value-type="string">
            <text:p>facultatif, vrai ou faux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>
            <text:p>montant_jouer</text:p>
          </table:table-cell>
          <table:table-cell office:value-type="string">
            <text:p>montant jouer sur une course</text:p>
          </table:table-cell>
          <table:table-cell office:value-type="string">
            <text:p>monétaire</text:p>
          </table:table-cell>
          <table:table-cell/>
          <table:table-cell office:value-type="string">
            <text:p>obligatoire 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>
            <text:p>place_cheval_pari</text:p>
          </table:table-cell>
          <table:table-cell office:value-type="string">
            <text:p>place du cheval dans le pari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obligatoire 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Chevaux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id_cheval</text:p>
          </table:table-cell>
          <table:table-cell office:value-type="string">
            <text:p>identifiant du cheval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auto-incrémenté</text:p>
          </table:table-cell>
        </table:table-row>
        <table:table-row table:style-name="ro4">
          <table:table-cell/>
          <table:table-cell office:value-type="string">
            <text:p>nom_cheval</text:p>
          </table:table-cell>
          <table:table-cell office:value-type="string">
            <text:p>nom du cheval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obligatoire unique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office:value-type="string">
            <text:p>Paris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id_pari</text:p>
          </table:table-cell>
          <table:table-cell office:value-type="string">
            <text:p>identifiant du pari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identifiant auto-incrémenté</text:p>
          </table:table-cell>
        </table:table-row>
        <table:table-row table:style-name="ro4">
          <table:table-cell/>
          <table:table-cell office:value-type="string">
            <text:p>nom_pari</text:p>
          </table:table-cell>
          <table:table-cell office:value-type="string">
            <text:p>nom du pari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table:style-name="Default" office:value-type="string">
            <text:p>obligatoire </text:p>
          </table:table-cell>
        </table:table-row>
        <table:table-row table:style-name="ro4">
          <table:table-cell table:style-name="ce9"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Wingdings" svg:font-family="Wingdings, Wingdings" style:font-family-generic="swiss"/>
    <style:font-face style:name="Amiri" svg:font-family="Ami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6/08/2020</text:date>, <text:time>17:5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5:02:11.56</meta:creation-date>
    <dc:date>2020-08-26T17:54:47.61</dc:date>
    <meta:editing-duration>PT2H5M46S</meta:editing-duration>
    <meta:editing-cycles>7</meta:editing-cycles>
    <meta:generator>OpenOffice/4.1.3$Win32 OpenOffice.org_project/413m1$Build-9783</meta:generator>
    <meta:document-statistic meta:table-count="3" meta:cell-count="81" meta:object-count="0"/>
  </office:meta>
</office:document-meta>
</file>